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204782667118488672"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text:span><text:span text:style-name="T1">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text:soft-page-break/>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oft-page-break/><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text:soft-page-break/>–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text:soft-page-break/>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soft-page-break/>***</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text:soft-page-break/></text:p>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text:soft-page-break/></text:p>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text:soft-page-break/></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oft-page-break/><text:span text:style-name="T11">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text:soft-page-break/>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oft-page-break/><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oft-page-break/></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oft-page-break/><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text:soft-page-break/>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text:soft-page-break/>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oft-page-break/><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text:soft-page-break/>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text:soft-page-break/>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text:soft-page-break/></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oft-page-break/><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oft-page-break/><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text:soft-page-break/>–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text:soft-page-break/></text:p>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text:soft-page-break/>–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oft-page-break/><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text:soft-page-break/>–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text:soft-page-break/></text:p>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text:soft-page-break/>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text:soft-page-break/>–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text:soft-page-break/>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text:soft-page-break/>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text:soft-page-break/>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text:soft-page-break/>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text:soft-page-break/>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text:soft-page-break/>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text:soft-page-break/>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soft-page-break/>…</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0T01:05:33.32</dc:date>
    <meta:editing-duration>P153DT16M25S</meta:editing-duration>
    <meta:editing-cycles>972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9" meta:paragraph-count="4860" meta:word-count="107245" meta:character-count="681800"/>
  </office:meta>
</office:document-meta>
</file>